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9" style:family="graphic" style:parent-style-name="standard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0" style:family="graphic" style:parent-style-name="standard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11" style:family="graphic" style:parent-style-name="standard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12" style:family="graphic" style:parent-style-name="standard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13" style:family="graphic" style:parent-style-name="standard">
      <style:graphic-properties draw:fill-color="#eeeeee" draw:opacity="80%" draw:textarea-horizontal-align="justify" draw:textarea-vertical-align="middle" draw:auto-grow-height="false" fo:min-height="1.469cm" fo:min-width="3.3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0efd4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e0efd4" draw:opacity="80%"/>
      <style:paragraph-properties fo:text-align="center"/>
    </style:style>
    <style:style style:name="P9" style:family="paragraph">
      <loext:graphic-properties draw:fill-color="#eeeeee" draw:opacity="80%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" draw:start-glue-point="10" draw:end-shape="id2" draw:end-glue-point="4" svg:d="M7223 15034c4080 0 3400-5478 1126-8498s-6142-3583-6142-202" svg:viewBox="0 0 7966 11009">
          <text:p/>
        </draw:connector>
        <draw:connector draw:style-name="gr1" draw:text-style-name="P1" draw:layer="layout" draw:type="curve" svg:x1="7.223cm" svg:y1="15.034cm" svg:x2="9.192cm" svg:y2="18.907cm" draw:start-shape="id1" draw:start-glue-point="10" draw:end-shape="id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4" draw:start-glue-point="8" draw:end-shape="id1" draw:end-glue-point="4" svg:d="M7160 10906c0 2476-1143 826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5" draw:start-glue-point="8" draw:end-shape="id6" draw:end-glue-point="4" svg:d="M11478 4175c0 21813 3048 12352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7" draw:start-glue-point="8" draw:end-shape="id8" draw:end-glue-point="4" svg:d="M18971 8366c0 3904 127 1301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3" draw:start-glue-point="8" draw:end-shape="id9" draw:end-glue-point="10" svg:d="M9192 20558c0 1144-1926 1715-5779 1715" svg:viewBox="0 0 5780 1716">
          <text:p/>
        </draw:connector>
        <draw:custom-shape draw:style-name="gr2" draw:text-style-name="P3" xml:id="id5" draw:id="id5" draw:layer="layout" svg:width="2.667cm" svg:height="1.524cm" svg:x="10.144cm" svg:y="2.651cm">
          <text:p text:style-name="P2"><text:span text:style-name="T1">No Ch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5" draw:start-glue-point="6" draw:end-shape="id2" draw:end-glue-point="4" svg:d="M10144 3413c-5292 0-7937 973-7937 2921" svg:viewBox="0 0 7938 2922">
          <text:p/>
        </draw:connector>
        <draw:frame draw:style-name="gr3" draw:text-style-name="P4" draw:layer="layout" svg:width="8.892cm" svg:height="0.962cm" svg:x="1.254cm" svg:y="1.381cm">
          <draw:text-box>
            <text:p>Chit State Diagram</text:p>
          </draw:text-box>
        </draw:frame>
        <draw:custom-shape draw:style-name="gr4" draw:text-style-name="P2" xml:id="id8" draw:id="id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5" draw:start-glue-point="10" draw:end-shape="id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8" draw:start-glue-point="8" draw:end-shape="id6" draw:end-glue-point="4" svg:d="M19098 15224c0 7336-4572 3400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8" draw:start-glue-point="6" draw:end-shape="id7" draw:end-glue-point="6" svg:d="M17891 14399c-3195 0-3131-6858-127-6858" svg:viewBox="0 0 2389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8" draw:start-glue-point="8" draw:end-shape="id10" draw:end-glue-point="8" svg:d="M19098 15224c0 2769-5715 2515-5715 508" svg:viewBox="0 0 5716 2047">
          <text:p/>
        </draw:connector>
        <draw:custom-shape draw:style-name="gr4" draw:text-style-name="P2" xml:id="id10" draw:id="id1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2" draw:start-glue-point="8" draw:end-shape="id11" draw:end-glue-point="4" svg:d="M2207 7985v6223" svg:viewBox="0 0 1 6224">
          <text:p/>
        </draw:connector>
        <draw:custom-shape draw:style-name="gr4" draw:text-style-name="P2" xml:id="id6" draw:id="id6" draw:layer="layout" svg:width="2.413cm" svg:height="1.651cm" svg:x="13.319cm" svg:y="23.098cm">
          <text:p text:style-name="P2"><text:span text:style-name="T1">peerVal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5" draw:start-glue-point="8" draw:end-shape="id3" draw:end-glue-point="4" svg:d="M11478 4175c0 13906-2286 6541-2286 14732" svg:viewBox="0 0 2287 14733">
          <text:p/>
        </draw:connector>
        <draw:g>
          <draw:custom-shape draw:style-name="gr5" draw:text-style-name="P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635cm" svg:height="0.635cm" svg:x="1.254cm" svg:y="26.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7" draw:text-style-name="P4" draw:layer="layout" svg:width="2.369cm" svg:height="1.673cm" svg:x="2.06cm" svg:y="25.131cm">
            <draw:text-box>
              <text:p>Client</text:p>
              <text:p>Server</text:p>
            </draw:text-box>
          </draw:frame>
        </draw:g>
        <draw:custom-shape draw:style-name="gr4" draw:text-style-name="P2" xml:id="id7" draw:id="id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1" draw:id="id11" draw:layer="layout" svg:width="2.413cm" svg:height="1.651cm" svg:x="1cm" svg:y="14.208cm">
          <text:p text:style-name="P2"><text:span text:style-name="T1">userAgre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3" draw:id="id3" draw:layer="layout" svg:width="2.413cm" svg:height="1.651cm" svg:x="7.985cm" svg:y="18.907cm">
          <text:p text:style-name="P2"><text:span text:style-name="T1">userDraf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10" draw:start-glue-point="4" draw:end-shape="id7" draw:end-glue-point="5" svg:d="M13383 14081c0-10858 4734-7296 4734-7125" svg:viewBox="0 0 4735 7819">
          <text:p/>
        </draw:connector>
        <draw:connector draw:style-name="gr1" draw:text-style-name="P1" draw:layer="layout" draw:type="curve" svg:x1="3.413cm" svg:y1="7.16cm" svg:x2="7.16cm" svg:y2="9.255cm" draw:start-shape="id2" draw:start-glue-point="10" draw:end-shape="id4" draw:end-glue-point="4" svg:d="M3413 7160c2498 0 3747 698 3747 2095" svg:viewBox="0 0 3748 2096">
          <text:p/>
        </draw:connector>
        <draw:custom-shape draw:style-name="gr8" draw:text-style-name="P8" draw:layer="layout" svg:width="4.064cm" svg:height="2.032cm" svg:x="14.97cm" svg:y="3.159cm">
          <text:p text:style-name="P7"><text:span text:style-name="T1">User creates pay</text:span></text:p>
          <text:p text:style-name="P7"><text:span text:style-name="T1">Request in DB</text:span></text:p>
          <text:p text:style-name="P7"><text:span text:style-name="T1">--------------------</text:span></text:p>
          <text:p text:style-name="P7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64cm" svg:height="2.286cm" svg:x="16.526cm" svg:y="9.001cm">
          <text:p text:style-name="P7"><text:span text:style-name="T1">DB Event: userRequest</text:span></text:p>
          <text:p text:style-name="P7"><text:span text:style-name="T1">--------------------</text:span></text:p>
          <text:p text:style-name="P7"><text:span text:style-name="T1">Send chit to partner</text:span></text:p>
          <text:p text:style-name="P7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64cm" svg:height="2.286cm" svg:x="3.282cm" svg:y="3.019cm">
          <text:p text:style-name="P7"><text:span text:style-name="T1">Receive chit request</text:span></text:p>
          <text:p text:style-name="P7"><text:span text:style-name="T1">Action: peerInvoice</text:span></text:p>
          <text:p text:style-name="P7"><text:span text:style-name="T1">--------------------</text:span></text:p>
          <text:p text:style-name="P7"><text:span text:style-name="T1">Store chit</text:span></text:p>
          <text:p text:style-name="P7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.937cm" svg:height="1.651cm" svg:x="1cm" svg:y="9.382cm">
          <text:p text:style-name="P7"><text:span text:style-name="T1">User signs chit in DB</text:span></text:p>
          <text:p text:style-name="P7"><text:span text:style-name="T1">--------------------</text:span></text:p>
          <text:p text:style-name="P7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64cm" svg:height="2.286cm" svg:x="14.335cm" svg:y="16.113cm">
          <text:p text:style-name="P7"><text:span text:style-name="T1">Receive packet</text:span></text:p>
          <text:p text:style-name="P7"><text:span text:style-name="T1">Action: peerDecline</text:span></text:p>
          <text:p text:style-name="P7"><text:span text:style-name="T1">--------------------</text:span></text:p>
          <text:p text:style-name="P7"><text:span text:style-name="T1">Update chit</text:span></text:p>
          <text:p text:style-name="P7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4.064cm" svg:height="2.032cm" svg:x="13.827cm" svg:y="11.668cm">
          <text:p text:style-name="P7"><text:span text:style-name="T1">Timed out</text:span></text:p>
          <text:p text:style-name="P7"><text:span text:style-name="T1">No reply from per</text:span></text:p>
          <text:p text:style-name="P7"><text:span text:style-name="T1">--------------------</text:span></text:p>
          <text:p text:style-name="P7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064cm" svg:height="2.032cm" svg:x="12.43cm" svg:y="5.445cm">
          <text:p text:style-name="P7"><text:span text:style-name="T1">User modifies pay</text:span></text:p>
          <text:p text:style-name="P7"><text:span text:style-name="T1">Request in DB</text:span></text:p>
          <text:p text:style-name="P7"><text:span text:style-name="T1">--------------------</text:span></text:p>
          <text:p text:style-name="P7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64cm" svg:height="2.286cm" svg:x="12.811cm" svg:y="19.161cm">
          <text:p text:style-name="P7"><text:span text:style-name="T1">Receive signed packet</text:span></text:p>
          <text:p text:style-name="P7"><text:span text:style-name="T1">Action: peerValid</text:span></text:p>
          <text:p text:style-name="P7"><text:span text:style-name="T1">--------------------</text:span></text:p>
          <text:p text:style-name="P7"><text:span text:style-name="T1">Update chit</text:span></text:p>
          <text:p text:style-name="P7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064cm" svg:height="2.032cm" svg:x="7.223cm" svg:y="15.986cm">
          <text:p text:style-name="P7"><text:span text:style-name="T1">User creates signed</text:span></text:p>
          <text:p text:style-name="P7"><text:span text:style-name="T1">chit in DB</text:span></text:p>
          <text:p text:style-name="P7"><text:span text:style-name="T1">--------------------</text:span></text:p>
          <text:p text:style-name="P7"><text:span text:style-name="T1">Request: userDraf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64cm" svg:height="2.286cm" svg:x="4.937cm" svg:y="21.066cm">
          <text:p text:style-name="P7"><text:span text:style-name="T1">DB Event: userDraft</text:span></text:p>
          <text:p text:style-name="P7"><text:span text:style-name="T1">--------------------</text:span></text:p>
          <text:p text:style-name="P7"><text:span text:style-name="T1">Send chit to partner</text:span></text:p>
          <text:p text:style-name="P7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768cm" svg:height="1.905cm" svg:x="4.429cm" svg:y="6.588cm">
          <text:p text:style-name="P7"><text:span text:style-name="T1">User declines in DB</text:span></text:p>
          <text:p text:style-name="P7"><text:span text:style-name="T1">--------------------</text:span></text:p>
          <text:p text:style-name="P7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4.064cm" svg:height="1.905cm" svg:x="4.81cm" svg:y="11.414cm">
          <text:p text:style-name="P7"><text:span text:style-name="T1">DB event: userDecline</text:span></text:p>
          <text:p text:style-name="P7"><text:span text:style-name="T1">--------------------</text:span></text:p>
          <text:p text:style-name="P7"><text:span text:style-name="T1">Transmit to partner</text:span></text:p>
          <text:p text:style-name="P7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11" draw:start-glue-point="8" draw:end-shape="id9" draw:end-glue-point="4" svg:d="M2207 15859v5588" svg:viewBox="0 0 1 5589">
          <text:p/>
        </draw:connector>
        <draw:custom-shape draw:style-name="gr9" draw:text-style-name="P9" draw:layer="layout" svg:width="4.064cm" svg:height="2.286cm" svg:x="1cm" svg:y="17.383cm">
          <text:p text:style-name="P7"><text:span text:style-name="T1">DB Event: userAgree</text:span></text:p>
          <text:p text:style-name="P7"><text:span text:style-name="T1">--------------------</text:span></text:p>
          <text:p text:style-name="P7"><text:span text:style-name="T1">Send chit to partner</text:span></text:p>
          <text:p text:style-name="P7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2.413cm" svg:height="1.651cm" svg:x="1cm" svg:y="21.447cm">
          <text:p text:style-name="P2"><text:span text:style-name="T1">userVal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1" draw:id="id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8-09-27T12:57:51.380726808</dc:date>
    <meta:editing-duration>P1DT16H20M36S</meta:editing-duration>
    <meta:editing-cycles>25</meta:editing-cycles>
    <meta:generator>LibreOffice/5.4.6.2$MacOSX_X86_64 LibreOffice_project/4014ce260a04f1026ba855d3b8d91541c224eab8</meta:generator>
    <meta:document-statistic meta:object-count="45"/>
  </office:meta>
</office:document-meta>
</file>